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draw:fill="none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038cm" svg:stroke-color="#000000" draw:stroke-linejoin="miter" draw:fill="none" fo:padding-top="0.144cm" fo:padding-bottom="0.144cm" fo:padding-left="0.269cm" fo:padding-right="0.269cm"/>
    </style:style>
    <style:style style:name="gr3" style:family="graphic" style:parent-style-name="standard">
      <style:graphic-properties draw:stroke="solid" svg:stroke-width="0.029cm" svg:stroke-color="#000000" draw:stroke-linejoin="miter" draw:fill="none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41cm" svg:stroke-color="#000000" draw:stroke-linejoin="miter" draw:fill="none" fo:padding-top="0.145cm" fo:padding-bottom="0.145cm" fo:padding-left="0.27cm" fo:padding-right="0.27cm"/>
    </style:style>
    <style:style style:name="gr5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6" style:family="graphic" style:parent-style-name="standard">
      <style:graphic-properties draw:stroke="solid" svg:stroke-width="0.086cm" svg:stroke-color="#000000" draw:stroke-linejoin="miter" draw:fill="none" fo:padding-top="0.168cm" fo:padding-bottom="0.168cm" fo:padding-left="0.293cm" fo:padding-right="0.293cm"/>
    </style:style>
    <style:style style:name="gr7" style:family="graphic" style:parent-style-name="standard">
      <style:graphic-properties draw:stroke="solid" svg:stroke-width="0.025cm" svg:stroke-color="#000000" draw:stroke-linejoin="miter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63cm" svg:stroke-color="#000000" draw:stroke-linejoin="miter" draw:fill="none" fo:padding-top="0.156cm" fo:padding-bottom="0.156cm" fo:padding-left="0.281cm" fo:padding-right="0.281cm"/>
    </style:style>
    <style:style style:name="gr9" style:family="graphic" style:parent-style-name="standard">
      <style:graphic-properties draw:stroke="solid" svg:stroke-width="0.048cm" svg:stroke-color="#000000" draw:stroke-linejoin="miter" draw:fill="none" fo:padding-top="0.149cm" fo:padding-bottom="0.149cm" fo:padding-left="0.274cm" fo:padding-right="0.274cm"/>
    </style:style>
    <style:style style:name="gr10" style:family="graphic" style:parent-style-name="standard">
      <style:graphic-properties draw:stroke="solid" svg:stroke-width="0.053cm" svg:stroke-color="#000000" draw:stroke-linejoin="miter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16cm" svg:stroke-color="#000000" draw:stroke-linejoin="miter" draw:fill="none" fo:padding-top="0.133cm" fo:padding-bottom="0.133cm" fo:padding-left="0.258cm" fo:padding-right="0.258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96cm" svg:height="0.96cm" svg:x="3.936cm" svg:y="3.918cm" svg:viewBox="0 0 961 961" svg:d="M141 141c63-62 130-101 215-124s163-23 248 0c86 23 153 62 215 124 63 63 102 130 124 215 23 85 23 163 0 248-22 86-61 153-124 215-62 63-129 102-215 124-85 23-163 23-248 0-85-22-152-61-215-124-62-62-101-129-124-215-23-85-23-163 0-248s62-152 124-215z">
            <text:p/>
          </draw:path>
          <draw:path draw:style-name="gr2" draw:text-style-name="P1" draw:layer="layout" svg:width="0.025cm" svg:height="0.025cm" svg:x="4.404cm" svg:y="4.385cm" svg:viewBox="0 0 26 26" svg:d="M4 4c1-2 3-3 6-4 2 0 4 0 6 0 2 1 4 2 6 4 2 1 3 3 3 6 1 2 1 4 0 6 0 2-1 4-3 6s-4 3-6 3c-2 1-4 1-6 0-3 0-5-1-6-3-2-2-3-4-4-6 0-2 0-4 0-6 1-3 2-5 4-6z">
            <text:p/>
          </draw:path>
          <draw:path draw:style-name="gr3" draw:text-style-name="P1" draw:layer="layout" svg:width="3.289cm" svg:height="3.289cm" svg:x="2.772cm" svg:y="2.754cm" svg:viewBox="0 0 3290 3290" svg:d="M484 2806c-214-214-347-444-425-736-79-292-79-558 0-850 78-292 211-523 425-736 213-214 444-347 736-425 292-79 558-79 850 0 292 78 522 211 736 425 214 213 347 444 425 736s78 558 0 850-211 522-425 736-444 347-736 425-558 78-850 0-523-211-736-425z">
            <text:p/>
          </draw:path>
          <draw:path draw:style-name="gr4" draw:text-style-name="P1" draw:layer="layout" svg:width="0.56cm" svg:height="0.56cm" svg:x="5.771cm" svg:y="2.482cm" svg:viewBox="0 0 561 561" svg:d="M83 83c36-37 75-60 125-73s95-13 145 0 89 36 126 73c36 36 59 75 72 125 14 50 14 95 0 145-13 50-36 89-72 126-37 36-76 59-126 72-50 14-95 14-145 0-50-13-89-36-125-72-37-37-60-76-73-126s-13-95 0-145 36-89 73-125z">
            <text:p/>
          </draw:path>
          <draw:path draw:style-name="gr5" draw:text-style-name="P1" draw:layer="layout" svg:width="0.041cm" svg:height="0.041cm" svg:x="6.031cm" svg:y="2.742cm" svg:viewBox="0 0 42 42" svg:d="M6 6c3-3 6-4 10-5 3-1 7-1 10 0 4 1 7 2 10 5s4 6 5 10c1 3 1 7 0 10-1 4-2 7-5 10s-6 4-10 5c-3 1-7 1-10 0-4-1-7-2-10-5s-4-6-5-10c-1-3-1-7 0-10 1-4 2-7 5-10z">
            <text:p/>
          </draw:path>
          <draw:path draw:style-name="gr6" draw:text-style-name="P1" draw:layer="layout" svg:width="1.191cm" svg:height="1.191cm" svg:x="5.456cm" svg:y="2.167cm" svg:viewBox="0 0 1192 1192" svg:d="M175 175c78-77 161-125 267-154 106-28 202-28 308 0 106 29 189 77 267 154 77 78 125 161 154 267 28 106 28 202 0 308-29 106-77 189-154 267-78 77-161 125-267 154-106 28-202 28-308 0-106-29-189-77-267-154-77-78-125-161-154-267-28-106-28-202 0-308 29-106 77-189 154-267z">
            <text:p/>
          </draw:path>
          <draw:path draw:style-name="gr4" draw:text-style-name="P1" draw:layer="layout" svg:width="0.56cm" svg:height="0.56cm" svg:x="2.501cm" svg:y="5.753cm" svg:viewBox="0 0 561 561" svg:d="M83 83c36-37 75-60 125-73s95-13 145 0 89 36 126 73c36 36 59 75 72 125 14 50 14 95 0 145-13 50-36 89-72 126-37 36-76 59-126 72-50 14-95 14-145 0-50-13-89-36-125-72-37-37-60-76-73-126s-13-95 0-145 36-89 73-125z">
            <text:p/>
          </draw:path>
          <draw:path draw:style-name="gr5" draw:text-style-name="P1" draw:layer="layout" svg:width="0.041cm" svg:height="0.041cm" svg:x="2.76cm" svg:y="6.012cm" svg:viewBox="0 0 42 42" svg:d="M6 6c3-3 6-4 10-5 3-1 7-1 10 0 4 1 7 2 10 5s4 6 5 10c1 3 1 7 0 10-1 4-2 7-5 10s-6 4-10 5c-3 1-7 1-10 0-4-1-7-2-10-5s-4-6-5-10c-1-3-1-7 0-10 1-4 2-7 5-10z">
            <text:p/>
          </draw:path>
          <draw:path draw:style-name="gr6" draw:text-style-name="P1" draw:layer="layout" svg:width="1.191cm" svg:height="1.191cm" svg:x="2.186cm" svg:y="5.438cm" svg:viewBox="0 0 1192 1192" svg:d="M175 175c78-77 161-125 267-154 106-28 202-28 308 0 106 29 189 77 267 154 77 78 125 161 154 267 28 106 28 202 0 308-29 106-77 189-154 267-78 77-161 125-267 154-106 28-202 28-308 0-106-29-189-77-267-154-77-78-125-161-154-267-28-106-28-202 0-308 29-106 77-189 154-267z">
            <text:p/>
          </draw:path>
          <draw:line draw:style-name="gr7" draw:text-style-name="P1" draw:layer="layout" svg:x1="6.674cm" svg:y1="2.845cm" svg:x2="5.96cm" svg:y2="4.954cm">
            <text:p/>
          </draw:line>
          <draw:line draw:style-name="gr7" draw:text-style-name="P1" draw:layer="layout" svg:x1="5.841cm" svg:y1="2.183cm" svg:x2="3.732cm" svg:y2="2.897cm">
            <text:p/>
          </draw:line>
          <draw:line draw:style-name="gr7" draw:text-style-name="P1" draw:layer="layout" svg:x1="2.871cm" svg:y1="3.854cm" svg:x2="2.157cm" svg:y2="5.963cm">
            <text:p/>
          </draw:line>
          <draw:line draw:style-name="gr7" draw:text-style-name="P1" draw:layer="layout" svg:x1="5.052cm" svg:y1="5.911cm" svg:x2="2.943cm" svg:y2="6.625cm">
            <text:p/>
          </draw:line>
          <draw:polygon draw:style-name="gr8" draw:text-style-name="P1" draw:layer="layout" svg:width="38.714cm" svg:height="50.442cm" svg:x="2.154cm" svg:y="2.11cm" svg:viewBox="0 0 38715 50443" draw:points="4595,0 0,4595 32235,36830 32235,43995 2287,43995 2287,50443 38715,50443 38715,34120">
            <text:p/>
          </draw:polygon>
          <draw:path draw:style-name="gr9" draw:text-style-name="P1" draw:layer="layout" svg:width="6.488cm" svg:height="6.488cm" svg:x="1.172cm" svg:y="1.136cm" svg:viewBox="0 0 6489 6489" svg:d="M5535 5535c-422 421-876 683-1452 838-576 154-1101 154-1677 0-576-155-1030-417-1452-838-422-422-684-876-838-1452-155-576-155-1101 0-1677 154-576 416-1030 838-1452s876-684 1452-838c576-155 1101-155 1677 0 576 154 1030 416 1452 838 421 422 683 876 838 1452 154 576 154 1101 0 1677-155 576-417 1030-838 1452z">
            <text:p/>
          </draw:path>
          <draw:path draw:style-name="gr10" draw:text-style-name="P1" draw:layer="layout" svg:width="0.697cm" svg:height="0.697cm" svg:x="10.254cm" svg:y="10.023cm" svg:viewBox="0 0 698 698" svg:d="M698 349c0 64-14 119-46 175-33 55-73 95-128 128-56 32-111 46-175 46s-119-14-174-46c-56-33-96-73-128-128-32-56-47-111-47-175s15-119 47-174c32-56 72-96 128-128 55-32 110-47 174-47s119 15 175 47c55 32 95 72 128 128 32 55 46 110 46 174z">
            <text:p/>
          </draw:path>
          <draw:path draw:style-name="gr11" draw:text-style-name="P1" draw:layer="layout" svg:width="0.109cm" svg:height="0.109cm" svg:x="10.548cm" svg:y="10.317cm" svg:viewBox="0 0 110 110" svg:d="M110 55c0 10-3 19-8 27-5 9-11 15-20 20-8 5-17 8-27 8s-19-3-28-8c-8-5-15-11-20-20-5-8-7-17-7-27s2-19 7-28c5-8 12-15 20-20 9-5 18-7 28-7s19 2 27 7c9 5 15 12 20 20 5 9 8 18 8 2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6T16:29:52.459836309</dc:date>
    <meta:editing-duration>PT8M29S</meta:editing-duration>
    <meta:editing-cycles>1</meta:editing-cycles>
    <meta:document-statistic meta:object-count="18"/>
    <meta:generator>LibreOffice/5.3.5.2$Linux_X86_64 LibreOffice_project/30m0$Build-2</meta:generator>
  </office:meta>
</office:document-meta>
</file>